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018cm solid #808080" fo:border-right="none" fo:border-top="0.018cm solid #808080" fo:border-bottom="0.002cm solid #808080"/>
    </style:style>
    <style:style style:name="Tabela1.B1" style:family="table-cell">
      <style:table-cell-properties style:vertical-align="middle" fo:padding="0.049cm" fo:border-left="0.002cm solid #808080" fo:border-right="none" fo:border-top="0.018cm solid #808080" fo:border-bottom="0.002cm solid #808080"/>
    </style:style>
    <style:style style:name="Tabela1.C1" style:family="table-cell">
      <style:table-cell-properties style:vertical-align="middle" fo:padding="0.049cm" fo:border-left="0.002cm solid #808080" fo:border-right="0.018cm solid #808080" fo:border-top="0.018cm solid #808080" fo:border-bottom="0.002cm solid #808080"/>
    </style:style>
    <style:style style:name="Tabela1.A2" style:family="table-cell">
      <style:table-cell-properties style:vertical-align="middle" fo:padding="0.049cm" fo:border-left="0.018cm solid #808080" fo:border-right="none" fo:border-top="none" fo:border-bottom="0.002cm solid #808080"/>
    </style:style>
    <style:style style:name="Tabela1.B2" style:family="table-cell">
      <style:table-cell-properties style:vertical-align="middle" fo:padding="0.049cm" fo:border-left="0.002cm solid #808080" fo:border-right="none" fo:border-top="none" fo:border-bottom="0.002cm solid #808080"/>
    </style:style>
    <style:style style:name="Tabela1.C2" style:family="table-cell">
      <style:table-cell-properties style:vertical-align="middle" fo:padding="0.049cm" fo:border-left="0.002cm solid #808080" fo:border-right="0.018cm solid #808080" fo:border-top="none" fo:border-bottom="0.002cm solid #808080"/>
    </style:style>
    <style:style style:name="Tabela1.A3" style:family="table-cell">
      <style:table-cell-properties style:vertical-align="middle" fo:padding="0.049cm" fo:border-left="0.018cm solid #808080" fo:border-right="none" fo:border-top="none" fo:border-bottom="0.018cm solid #808080"/>
    </style:style>
    <style:style style:name="Tabela1.B3" style:family="table-cell">
      <style:table-cell-properties style:vertical-align="middle" fo:padding="0.049cm" fo:border-left="0.002cm solid #808080" fo:border-right="none" fo:border-top="none" fo:border-bottom="0.018cm solid #808080"/>
    </style:style>
    <style:style style:name="Tabela1.C3" style:family="table-cell">
      <style:table-cell-properties style:vertical-align="middle" fo:padding="0.049cm" fo:border-left="0.002cm solid #808080" fo:border-right="0.018cm solid #808080" fo:border-top="none" fo:border-bottom="0.018cm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/>
    </style:style>
    <style:style style:name="P2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3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4" style:family="paragraph" style:parent-style-name="Table_20_Contents">
      <style:paragraph-properties loext:contextual-spacing="false" fo:margin-left="1cm" fo:margin-right="0cm" fo:margin-top="0cm" fo:margin-bottom="0.499cm" fo:line-height="115%" fo:text-align="center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5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/>
    </style:style>
    <style:style style:name="P6" style:family="paragraph" style:parent-style-name="Text_20_body">
      <style:paragraph-properties fo:line-height="115%" fo:text-align="justify" style:justify-single-word="false"/>
    </style:style>
    <style:style style:name="P7" style:family="paragraph" style:parent-style-name="Text_20_body" style:list-style-name="L1">
      <style:paragraph-properties loext:contextual-spacing="false" fo:margin-top="0cm" fo:margin-bottom="0cm" fo:line-height="115%" fo:text-align="justify" style:justify-single-word="false"/>
      <style:text-properties style:use-window-font-color="true" style:text-underline-style="none"/>
    </style:style>
    <style:style style:name="P8" style:family="paragraph" style:parent-style-name="Text_20_body" style:list-style-name="L3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9" style:family="paragraph" style:parent-style-name="Text_20_body" style:list-style-name="L5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0" style:family="paragraph" style:parent-style-name="Text_20_body" style:list-style-name="L7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1" style:family="paragraph" style:parent-style-name="Text_20_body" style:list-style-name="L8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2" style:family="paragraph" style:parent-style-name="Text_20_body" style:list-style-name="L9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3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14" style:family="paragraph" style:parent-style-name="Text_20_body" style:list-style-name="L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5" style:family="paragraph" style:parent-style-name="Text_20_body" style:list-style-name="L4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6" style:family="paragraph" style:parent-style-name="Text_20_body" style:list-style-name="L6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7" style:family="paragraph" style:parent-style-name="Text_20_body" style:list-style-name="L7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8" style:family="paragraph" style:parent-style-name="Text_20_body" style:list-style-name="L9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9" style:family="paragraph" style:parent-style-name="Text_20_body">
      <style:paragraph-properties fo:margin-left="1cm" fo:margin-right="0cm" fo:text-align="justify" style:justify-single-word="false" fo:text-indent="0cm" style:auto-text-indent="false" fo:background-color="transparent">
        <style:background-image/>
      </style:paragraph-properties>
    </style:style>
    <style:style style:name="P20" style:family="paragraph" style:parent-style-name="Heading_20_2">
      <style:paragraph-properties fo:line-height="115%" fo:text-align="justify" style:justify-single-word="false"/>
    </style:style>
    <style:style style:name="P21" style:family="paragraph" style:parent-style-name="Heading_20_1">
      <style:paragraph-properties fo:line-height="115%" fo:text-align="justify" style:justify-single-word="false"/>
    </style:style>
    <style:style style:name="P22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background-image/>
      </style:paragraph-properties>
    </style:style>
    <style:style style:name="P23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  <style:background-image/>
      </style:paragraph-properties>
    </style:style>
    <style:style style:name="P24" style:family="paragraph" style:parent-style-name="Heading_20_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25" style:family="paragraph" style:parent-style-name="Heading_20_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Strong_20_Emphasis"><text:span text:style-name="T1">Planejamento</text:span></text:span></text:h>
      <text:h text:style-name="P20" text:outline-level="2"><text:span text:style-name="T1">1</text:span><text:span text:style-name="T1">.1 </text:span><text:span text:style-name="Strong_20_Emphasis"><text:span text:style-name="T1">Visão Geral</text:span></text:span></text:h>
      <text:p text:style-name="P6"><text:span text:style-name="T1"><text:tab/>Este documento estabelece e define a filosofia de gerenciamento, organização e os sistemas e procedimentos necessários para execução do Projeto HemoSystem; ele é propriedade do Projeto HemoSystem da LLVN e não poderá ser reproduzido, emprestado ou entregue sem a permissão do Gerente de Projeto.</text:span></text:p>
      <text:h text:style-name="P20" text:outline-level="2"><text:span text:style-name="T1">1</text:span><text:span text:style-name="T1">.2 </text:span><text:span text:style-name="Strong_20_Emphasis"><text:span text:style-name="T1">Pré-requisitos</text:span></text:span></text:h>
      <text:list xml:id="list6405901448639318480" text:style-name="L1">
        <text:list-item>
          <text:p text:style-name="P7">Solicitação do projeto aprovada; </text:p>
        </text:list-item>
        <text:list-item>
          <text:p text:style-name="P5">Gerente de projeto definido. </text:p>
        </text:list-item>
      </text:list>
      <text:h text:style-name="P20" text:outline-level="2" text:is-list-header="true"><text:span text:style-name="T1">1.3 </text:span><text:span text:style-name="Strong_20_Emphasis"><text:span text:style-name="T1">Atividades</text:span></text:span></text:h>
      <text:p text:style-name="P1"/>
      <text:h text:style-name="P22" text:outline-level="3"><text:span text:style-name="T1">1.3.1 </text:span>Desenvolver o plano de gerenciamento do projeto (4.2-PMBOK)</text:h>
      <text:p text:style-name="P2"><text:span text:style-name="Strong_20_Emphasis"><text:span text:style-name="T1"/></text:span></text:p>
      <text:p text:style-name="P19"><text:span text:style-name="Strong_20_Emphasis">Finalidade</text:span>: Descrever como o projeto será executado, monitorado, controlado e encerrado</text:p>
      <text:p text:style-name="P19"><text:span text:style-name="Strong_20_Emphasis">Entrada</text:span>:<text:a xlink:type="simple" xlink:href="https://github.com/LLVN/Luis/blob/master/DocumentosProjeto/TAP_Luis.odt" text:style-name="Internet_20_link" text:visited-style-name="Visited_20_Internet_20_Link">Termo de Abertura do Projeto(TAP_Luis.odt)</text:a>.</text:p>
      <text:p text:style-name="P2"><text:span text:style-name="Strong_20_Emphasis"><text:span text:style-name="T1">Saída:</text:span></text:span><text:span text:style-name="Strong_20_Emphasis"><text:span text:style-name="T2"> </text:span></text:span><text:a xlink:type="simple" xlink:href="https://github.com/LLVN/Luis/blob/master/DocumentosProjeto/PGP_Luis.odt" text:style-name="Internet_20_link" text:visited-style-name="Visited_20_Internet_20_Link"><text:span text:style-name="Strong_20_Emphasis">Plano de Gerenciamento do Projeto(PGP_Luis.odt).</text:span></text:a></text:p>
      <text:h text:style-name="P24" text:outline-level="3"><text:span text:style-name="T1">1.3.2 </text:span><text:span text:style-name="Strong_20_Emphasis"><text:span text:style-name="T1">Definir o escopo do projeto</text:span></text:span></text:h>
      <text:p text:style-name="P2"><text:span text:style-name="Strong_20_Emphasis"><text:span text:style-name="T1">Checklist</text:span></text:span></text:p>
      <text:p text:style-name="P2"><text:span text:style-name="Strong_20_Emphasis"><text:span text:style-name="T1">Finalidade</text:span></text:span><text:span text:style-name="T1">:Descrever de forma clara as entregas do projeto </text:span></text:p>
      <text:p text:style-name="P2"><text:span text:style-name="Strong_20_Emphasis"><text:span text:style-name="T1">Entrada</text:span></text:span><text:span text:style-name="T1">:Termo de Abertura do Projeto</text:span></text:p>
      <text:p text:style-name="P2"><text:span text:style-name="Strong_20_Emphasis"><text:span text:style-name="T1">Saída</text:span></text:span><text:span text:style-name="T1">:</text:span></text:p>
      <text:list xml:id="list537547207833978045" text:style-name="L3">
        <text:list-item>
          <text:p text:style-name="P8">Declaração de Escopo (Seção do Plano de Projeto ou Documento auxiliar); </text:p>
        </text:list-item>
        <text:list-item>
          <text:p text:style-name="P14">Estrutura Analítica do Projeto (EAP ou WBS) </text:p>
        </text:list-item>
      </text:list>
      <text:h text:style-name="P24" text:outline-level="3" text:is-list-header="true"><text:span text:style-name="T1">1.3.3 Planejar o gerenciamento da qualidade (8.1-PMBOK)</text:span></text:h>
      <text:list xml:id="list5812105481530521894" text:style-name="L4">
        <text:list-header>
          <text:p text:style-name="P15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<text:soft-page-break/>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2"><text:span text:style-name="Strong_20_Emphasis"><text:span text:style-name="T1">Entrada</text:span></text:span><text:span text:style-name="T1">:</text:span></text:p>
      <text:list xml:id="list453242890588684114" text:style-name="L5">
        <text:list-header>
          <text:p text:style-name="P9"/>
        </text:list-header>
      </text:list>
      <text:p text:style-name="P2"><text:span text:style-name="Strong_20_Emphasis"><text:span text:style-name="T1">Saída</text:span></text:span><text:span text:style-name="T1">:</text:span></text:p>
      <text:list xml:id="list432966701991704063" text:style-name="L6">
        <text:list-item>
          <text:p text:style-name="P16">Plano de gerenciamento da qualidade Ou seção de qualidade no plano de projeto. </text:p>
        </text:list-item>
      </text:list>
      <text:h text:style-name="P25" text:outline-level="3"/>
      <text:h text:style-name="P24" text:outline-level="3"><text:span text:style-name="T1">1.3.4</text:span><text:span text:style-name="Strong_20_Emphasis"><text:span text:style-name="T1">Criar o cronograma e o orçamento do projet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3"/>
      <text:p text:style-name="P2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list xml:id="list3035208995658090907" text:style-name="L7">
        <text:list-item>
          <text:p text:style-name="P10">Cronograma. </text:p>
        </text:list-item>
        <text:list-item>
          <text:p text:style-name="P17">Orçamento. </text:p>
        </text:list-item>
      </text:list>
      <text:h text:style-name="P25" text:outline-level="3" text:is-list-header="true"/>
      <text:h text:style-name="P24" text:outline-level="3"><text:span text:style-name="T1">1.3.5</text:span><text:a xlink:type="simple" xlink:href="http://escritoriodeprojetos.com.br/planejar-o-gerenciamento-das-comunicacoes" text:style-name="Internet_20_link" text:visited-style-name="Visited_20_Internet_20_Link">Planejar o gerenciamento das comunicações (10.1-PMBOK)</text:a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2"><text:span text:style-name="Strong_20_Emphasis"><text:span text:style-name="T1">Entrada</text:span></text:span><text:span text:style-name="T1">:</text:span></text:p>
      <text:list xml:id="list1110096044488691924" text:style-name="L8">
        <text:list-header>
          <text:p text:style-name="P11"><text:soft-page-break/></text:p>
        </text:list-header>
      </text:list>
      <text:p text:style-name="P2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5" text:outline-level="3"/>
      <text:h text:style-name="P24" text:outline-level="3"><text:span text:style-name="T1">1.3.6</text:span><text:span text:style-name="Strong_20_Emphasis"><text:span text:style-name="T1">Analisar os riscos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3"/>
      <text:p text:style-name="P2"><text:span text:style-name="Strong_20_Emphasis"><text:span text:style-name="T1">Finalidade</text:span></text:span><text:span text:style-name="T1">:</text:span></text:p>
      <text:list xml:id="list8685252533441218618" text:style-name="L9">
        <text:list-item>
          <text:p text:style-name="P12">Aumentar a probabilidade e o impacto dos eventos positivos e </text:p>
        </text:list-item>
        <text:list-item>
          <text:p text:style-name="P18">Diminuir a probabilidade e o impacto dos eventos adversos ao projeto. </text:p>
        </text:list-item>
      </text:list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p text:style-name="P2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5" text:outline-level="3"/>
      <text:h text:style-name="P24" text:outline-level="3"><text:span text:style-name="T1">1.3.7</text:span><text:span text:style-name="Strong_20_Emphasis"><text:span text:style-name="T1">Determinar o controle integrado de mudanças</text:span></text:span></text:h>
      <text:p text:style-name="P2"><text:span text:style-name="Strong_20_Emphasis"><text:span text:style-name="T1">Ferramenta</text:span></text:span><text:span text:style-name="T1">: Sistema de gestão de configuração com controle integrado de mudanças.</text:span></text:p>
      <text:p text:style-name="P2"><text:span text:style-name="Strong_20_Emphasis"><text:span text:style-name="T1">CheckList</text:span></text:span></text:p>
      <text:p text:style-name="P3"/>
      <text:h text:style-name="P20" text:outline-level="2"><text:span text:style-name="T1">1.4 </text:span><text:span text:style-name="Strong_20_Emphasis"><text:span text:style-name="T1">Saída</text:span></text:span></text:h>
      <text:h text:style-name="P23" text:outline-level="3"><text:span text:style-name="T1">1.4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30T15:11:47.569622531</meta:creation-date>
    <dc:date>2016-08-31T20:26:51.67</dc:date>
    <meta:editing-duration>PT46M45S</meta:editing-duration>
    <meta:editing-cycles>4</meta:editing-cycles>
    <meta:generator>OpenOffice/4.1.2$Win32 OpenOffice.org_project/412m3$Build-9782</meta:generator>
    <dc:creator>Luis Fernando Cavalcante</dc:creator>
    <meta:document-statistic meta:table-count="1" meta:image-count="0" meta:object-count="0" meta:page-count="3" meta:paragraph-count="58" meta:word-count="376" meta:character-count="2600"/>
  </office:meta>
</office:document-meta>
</file>